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Arial-BoldMT" svg:font-family="Arial-BoldMT"/>
    <style:font-face style:name="Mangal1" svg:font-family="Mangal"/>
    <style:font-face style:name="OpenSymbol" svg:font-family="OpenSymbol"/>
    <style:font-face style:name="Times Regular" svg:font-family="'Times Regular'" style:font-family-generic="roman"/>
    <style:font-face style:name="Arial-BoldItalicMT" svg:font-family="Arial-BoldItalicMT" style:font-family-generic="script"/>
    <style:font-face style:name="Arial2" svg:font-family="Arial, Arial" style:font-family-generic="swiss"/>
    <style:font-face style:name="ArialMT" svg:font-family="ArialMT" style:font-family-generic="swiss"/>
    <style:font-face style:name="Tahoma1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Tahoma" svg:font-family="Tahoma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 style:text-autospace="none"/>
      <style:text-properties style:font-name="Times New Roman" fo:font-size="11pt" fo:font-style="normal" fo:font-weight="normal" fo:background-color="transparent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P2" style:family="paragraph" style:parent-style-name="Standard">
      <style:paragraph-properties fo:line-height="150%" fo:text-align="start" style:justify-single-word="false" style:text-autospace="none"/>
      <style:text-properties style:font-name="Times New Roman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3" style:family="paragraph" style:parent-style-name="Standard">
      <style:paragraph-properties fo:line-height="150%" style:text-autospace="none"/>
      <style:text-properties style:font-name="Times New Roman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4" style:family="paragraph" style:parent-style-name="Standard">
      <style:paragraph-properties fo:line-height="100%"/>
      <style:text-properties style:font-name="Times New Roman" fo:font-size="11pt" fo:font-weight="normal" style:font-name-asian="Arial-BoldMT" style:font-size-asian="11pt" style:font-weight-asian="normal" style:font-name-complex="Arial-BoldMT" style:font-size-complex="11pt" style:font-weight-complex="normal"/>
    </style:style>
    <style:style style:name="P5" style:family="paragraph" style:parent-style-name="Standard">
      <style:paragraph-properties fo:line-height="150%" style:text-autospace="none"/>
      <style:text-properties style:font-name="Times New Roman" fo:font-size="11pt" fo:font-weight="normal" style:font-name-asian="Arial-BoldMT" style:font-size-asian="11pt" style:font-weight-asian="normal" style:font-name-complex="Arial-BoldMT" style:font-size-complex="11pt" style:font-weight-complex="normal"/>
    </style:style>
    <style:style style:name="P6" style:family="paragraph" style:parent-style-name="Standard">
      <style:paragraph-properties fo:line-height="100%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/>
      <style:text-properties style:font-name="Times New Roman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line-height="150%" style:text-autospace="non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line-height="150%"/>
      <style:text-properties style:font-name="Times New Roman" fo:font-size="11pt" style:font-name-asian="ArialMT" style:font-size-asian="11pt" style:font-name-complex="ArialMT" style:font-size-complex="11pt"/>
    </style:style>
    <style:style style:name="P11" style:family="paragraph" style:parent-style-name="Standard">
      <style:paragraph-properties fo:line-height="150%" fo:text-align="start" style:justify-single-word="false" style:text-autospace="none"/>
      <style:text-properties style:font-name="Times New Roman" fo:font-size="11pt" style:font-name-asian="ArialMT" style:font-size-asian="11pt" style:font-name-complex="ArialMT" style:font-size-complex="11pt"/>
    </style:style>
    <style:style style:name="P12" style:family="paragraph" style:parent-style-name="Standard">
      <style:paragraph-properties fo:line-height="150%" style:text-autospace="none"/>
      <style:text-properties style:font-name="Times New Roman" fo:font-size="11pt" style:font-name-asian="ArialMT" style:font-size-asian="11pt" style:font-name-complex="ArialMT" style:font-size-complex="11pt"/>
    </style:style>
    <style:style style:name="P13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fo:font-style="normal" fo:font-weight="bold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margin-top="0cm" fo:margin-bottom="0.106cm" fo:text-align="justify" style:justify-single-word="false"/>
      <style:text-properties style:font-name="Times New Roman" fo:font-size="11pt" style:font-size-asian="11pt" style:font-size-complex="11pt"/>
    </style:style>
    <style:style style:name="P16" style:family="paragraph" style:parent-style-name="Text_20_body">
      <style:paragraph-properties fo:line-height="100%"/>
      <style:text-properties style:font-name="Times New Roman" fo:font-size="11pt" fo:font-style="normal" fo:font-weight="bold" fo:background-color="transparent" style:font-name-asian="ArialMT" style:font-size-asian="11pt" style:font-style-asian="normal" style:font-weight-asian="bold" style:font-name-complex="ArialMT" style:font-size-complex="11pt" style:font-style-complex="normal" style:font-weight-complex="bold"/>
    </style:style>
    <style:style style:name="P17" style:family="paragraph" style:parent-style-name="Text_20_body">
      <style:paragraph-properties fo:line-height="150%"/>
      <style:text-properties style:font-name="Times New Roman" fo:font-size="11pt" style:font-size-asian="11pt" style:font-size-complex="11pt"/>
    </style:style>
    <style:style style:name="P18" style:family="paragraph" style:parent-style-name="Text_20_body">
      <style:paragraph-properties fo:line-height="100%"/>
      <style:text-properties style:font-name="Times New Roman" fo:font-size="11pt" style:font-name-asian="ArialMT" style:font-size-asian="11pt" style:font-name-complex="ArialMT" style:font-size-complex="11pt"/>
    </style:style>
    <style:style style:name="P19" style:family="paragraph" style:parent-style-name="Text_20_body">
      <style:paragraph-properties fo:line-height="100%"/>
      <style:text-properties style:font-name="Times New Roman" fo:font-size="11pt" style:font-name-asian="Arial-BoldItalicMT" style:font-size-asian="11pt" style:font-name-complex="Arial-BoldItalicMT" style:font-size-complex="11pt"/>
    </style:style>
    <style:style style:name="P20" style:family="paragraph" style:parent-style-name="Text_20_body">
      <style:paragraph-properties fo:line-height="100%"/>
      <style:text-properties style:font-name="Times New Roman" fo:font-size="11pt" fo:background-color="transparent" style:font-size-asian="11pt" style:font-size-complex="11pt"/>
    </style:style>
    <style:style style:name="P21" style:family="paragraph" style:parent-style-name="Text_20_body">
      <style:paragraph-properties fo:line-height="100%"/>
    </style:style>
    <style:style style:name="P22" style:family="paragraph" style:parent-style-name="Text_20_body">
      <style:paragraph-properties fo:line-height="150%"/>
      <style:text-properties fo:color="#000000" style:font-name="Times New Roman" fo:font-size="11pt" style:font-name-asian="ArialMT" style:font-size-asian="11pt" style:font-name-complex="ArialMT" style:font-size-complex="11pt"/>
    </style:style>
    <style:style style:name="P23" style:family="paragraph" style:parent-style-name="Text_20_body">
      <style:paragraph-properties fo:margin-left="0cm" fo:margin-right="0.079cm" fo:line-height="150%" fo:text-align="justify" style:justify-single-word="false" fo:text-indent="0cm" style:auto-text-indent="false"/>
      <style:text-properties style:font-name="Times New Roman" fo:font-size="11pt" fo:language="it" fo:country="IT" fo:font-weight="bold" style:font-size-asian="11pt" style:font-weight-asian="bold" style:font-name-complex="Arial-BoldMT" style:font-size-complex="11pt" style:font-weight-complex="bold"/>
    </style:style>
    <style:style style:name="P24" style:family="paragraph" style:parent-style-name="OmniPage_20__23_1">
      <style:paragraph-properties fo:margin-left="0cm" fo:margin-right="0.079cm" fo:line-height="100%" fo:text-align="justify" style:justify-single-word="false" fo:text-indent="0cm" style:auto-text-indent="false"/>
      <style:text-properties style:font-name="Times New Roman" fo:font-size="10pt" fo:language="it" fo:country="IT" fo:font-weight="bold" fo:background-color="transparent" style:font-size-asian="10pt" style:font-weight-asian="bold" style:font-name-complex="Arial" style:font-size-complex="10pt" style:font-weight-complex="bold"/>
    </style:style>
    <style:style style:name="P25" style:family="paragraph" style:parent-style-name="OmniPage_20__23_1">
      <style:paragraph-properties fo:margin-left="0cm" fo:margin-right="0.079cm" fo:line-height="100%" fo:text-align="justify" style:justify-single-word="false" fo:text-indent="0cm" style:auto-text-indent="false"/>
      <style:text-properties style:font-name="Times New Roman" fo:font-size="10pt" fo:language="it" fo:country="IT" fo:background-color="transparent" style:font-size-asian="10pt" style:font-name-complex="Arial" style:font-size-complex="10pt"/>
    </style:style>
    <style:style style:name="P26" style:family="paragraph" style:parent-style-name="OmniPage_20__23_1">
      <style:paragraph-properties fo:margin-left="0cm" fo:margin-right="0.079cm" fo:line-height="100%" fo:text-align="justify" style:justify-single-word="false" fo:text-indent="0cm" style:auto-text-indent="false"/>
      <style:text-properties style:font-name="Times New Roman" fo:font-size="10pt" fo:language="it" fo:country="IT" fo:font-weight="normal" fo:background-color="transparent" style:font-size-asian="10pt" style:font-weight-asian="normal" style:font-name-complex="Arial" style:font-size-complex="10pt" style:font-weight-complex="normal"/>
    </style:style>
    <style:style style:name="P27" style:family="paragraph" style:parent-style-name="OmniPage_20__23_1">
      <style:paragraph-properties fo:margin-left="0cm" fo:margin-right="0.079cm" fo:line-height="100%" fo:text-align="justify" style:justify-single-word="false" fo:text-indent="0cm" style:auto-text-indent="false"/>
      <style:text-properties style:font-name="Times New Roman" fo:font-size="10pt" fo:background-color="transparent" style:font-size-asian="10pt" style:font-size-complex="10pt"/>
    </style:style>
    <style:style style:name="P28" style:family="paragraph" style:parent-style-name="Text_20_body">
      <style:paragraph-properties fo:margin-left="0.106cm" fo:margin-right="0cm" fo:line-height="150%" fo:text-align="justify" style:justify-single-word="false" fo:text-indent="0cm" style:auto-text-indent="false" style:text-autospace="none"/>
      <style:text-properties style:font-name="Times New Roman" fo:font-size="11pt" fo:font-weight="bold" fo:background-color="transparent" style:font-size-asian="11pt" style:font-weight-asian="bold" style:font-size-complex="11pt" style:font-weight-complex="bold"/>
    </style:style>
    <style:style style:name="P29" style:family="paragraph" style:parent-style-name="Addressee">
      <style:paragraph-properties fo:line-height="150%"/>
      <style:text-properties style:font-name="Times New Roman" fo:font-size="11pt" style:font-size-asian="11pt" style:font-size-complex="11pt"/>
    </style:style>
    <style:style style:name="P30" style:family="paragraph" style:parent-style-name="_5b_Paragrafo_20_base_5d_">
      <style:paragraph-properties fo:margin-top="0cm" fo:margin-bottom="0.101cm" fo:line-height="150%"/>
      <style:text-properties style:font-name="Times New Roman" fo:font-size="11pt" fo:font-style="normal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_5b_Paragrafo_20_base_5d_">
      <style:paragraph-properties fo:margin-top="0cm" fo:margin-bottom="0.101cm" fo:line-height="150%"/>
    </style:style>
    <style:style style:name="P32" style:family="paragraph" style:parent-style-name="Standard">
      <style:paragraph-properties fo:line-height="100%"/>
      <style:text-properties style:font-name="Times New Roman" fo:font-size="10pt" fo:font-style="normal" fo:font-weight="normal" fo:background-color="transparent" style:font-name-asian="ArialMT" style:font-size-asian="10pt" style:font-style-asian="normal" style:font-weight-asian="normal" style:font-name-complex="ArialMT" style:font-size-complex="10pt" style:font-style-complex="normal" style:font-weight-complex="normal"/>
    </style:style>
    <style:style style:name="P33" style:family="paragraph" style:parent-style-name="Standard">
      <style:paragraph-properties fo:margin-top="0cm" fo:margin-bottom="0.106cm" fo:text-align="justify" style:justify-single-word="false"/>
      <style:text-properties style:font-name="Times New Roman" fo:font-size="11pt" fo:font-style="italic" fo:background-color="transparent" style:font-size-asian="11pt" style:font-style-asian="italic" style:font-name-complex="Arial" style:font-size-complex="11pt"/>
    </style:style>
    <style:style style:name="P34" style:family="paragraph" style:parent-style-name="Text_20_body" style:list-style-name="L1">
      <style:paragraph-properties fo:line-height="100%"/>
      <style:text-properties style:font-name="Times New Roman" fo:font-size="11pt" fo:background-color="transparent" style:font-size-asian="11pt" style:font-size-complex="11pt"/>
    </style:style>
    <style:style style:name="P35" style:family="paragraph" style:parent-style-name="Text_20_body" style:list-style-name="L2">
      <style:paragraph-properties fo:line-height="100%"/>
      <style:text-properties style:font-name="Times New Roman" fo:font-size="11pt" fo:background-color="transparent" style:font-size-asian="11pt" style:font-size-complex="11pt"/>
    </style:style>
    <style:style style:name="P36" style:family="paragraph" style:parent-style-name="Caption" style:master-page-name="First_20_Page">
      <style:paragraph-properties fo:line-height="100%" fo:text-align="center" style:justify-single-word="false" style:page-number="auto"/>
      <style:text-properties style:font-name="Times New Roman" fo:font-size="11pt" fo:font-style="normal" fo:font-weight="bold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37" style:family="paragraph" style:parent-style-name="OmniPage_20__23_1" style:list-style-name="WW8Num1">
      <style:paragraph-properties fo:margin-left="0cm" fo:margin-right="0.079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0pt" fo:language="it" fo:country="IT" fo:background-color="transparent" style:font-size-asian="10pt" style:font-name-complex="Arial" style:font-size-complex="10pt"/>
    </style:style>
    <style:style style:name="P38" style:family="paragraph" style:parent-style-name="OmniPage_20__23_1" style:list-style-name="WW8Num1">
      <style:paragraph-properties fo:margin-left="0cm" fo:margin-right="0.079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0pt" fo:language="it" fo:country="IT" fo:font-weight="normal" fo:background-color="transparent" style:font-size-asian="10pt" style:font-weight-asian="normal" style:font-name-complex="Arial" style:font-size-complex="10pt" style:font-weight-complex="normal"/>
    </style:style>
    <style:style style:name="P39" style:family="paragraph" style:parent-style-name="OmniPage_20__23_1" style:list-style-name="WW8Num1">
      <style:paragraph-properties fo:margin-left="0cm" fo:margin-right="0.079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0pt" fo:background-color="transparent" style:font-size-asian="10pt" style:font-size-complex="10pt"/>
    </style:style>
    <style:style style:name="P40" style:family="paragraph">
      <style:paragraph-properties fo:text-align="center"/>
    </style:style>
    <style:style style:name="P4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42" style:family="paragraph">
      <style:paragraph-properties fo:text-align="start"/>
      <style:text-properties style:text-line-through-style="none" style:font-name="Tahoma" fo:font-size="10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font-name="Tahoma1" fo:font-size="10pt" fo:font-style="normal" style:text-underline-style="none"/>
    </style:style>
    <style:style style:name="P44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45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name-asian="Arial-BoldMT" style:font-weight-asian="bold" style:font-name-complex="Arial-BoldM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fo:background-color="transparent" style:font-style-asian="normal" style:font-weight-asian="normal" style:font-name-complex="Arial" style:font-style-complex="normal" style:font-weight-complex="normal"/>
    </style:style>
    <style:style style:name="T5" style:family="text">
      <style:text-properties fo:font-style="normal" fo:font-weight="normal" fo:background-color="transparent" style:font-name-asian="ArialMT" style:font-style-asian="normal" style:font-weight-asian="normal" style:font-name-complex="ArialMT" style:font-style-complex="normal" style:font-weight-complex="normal"/>
    </style:style>
    <style:style style:name="T6" style:family="text">
      <style:text-properties fo:font-style="normal" fo:font-weight="normal" fo:background-color="transparent" style:font-name-asian="ArialMT" style:font-style-asian="normal" style:font-weight-asian="normal" style:font-name-complex="Arial" style:font-style-complex="normal" style:font-weight-complex="normal"/>
    </style:style>
    <style:style style:name="T7" style:family="text">
      <style:text-properties fo:font-style="normal" fo:font-weight="normal" fo:background-color="transparent" style:font-name-asian="Arial-BoldMT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fo:background-color="transparent" style:font-style-asian="normal" style:font-weight-asian="bold" style:font-name-complex="Arial" style:font-style-complex="normal" style:font-weight-complex="bold"/>
    </style:style>
    <style:style style:name="T10" style:family="text">
      <style:text-properties fo:font-style="normal" fo:font-weight="bold" fo:background-color="transparent" style:font-name-asian="Arial-BoldMT" style:font-style-asian="normal" style:font-weight-asian="bold" style:font-name-complex="Arial-BoldMT" style:font-style-complex="normal" style:font-weight-complex="bold"/>
    </style:style>
    <style:style style:name="T11" style:family="text">
      <style:text-properties fo:font-style="normal" fo:font-weight="bold" fo:background-color="transparent" style:font-name-asian="ArialMT" style:font-style-asian="normal" style:font-weight-asian="bold" style:font-name-complex="ArialMT" style:font-style-complex="normal" style:font-weight-complex="bold"/>
    </style:style>
    <style:style style:name="T12" style:family="text">
      <style:text-properties fo:font-style="normal" style:font-name-asian="ArialMT" style:font-style-asian="normal" style:font-name-complex="ArialMT" style:font-style-complex="normal"/>
    </style:style>
    <style:style style:name="T13" style:family="text">
      <style:text-properties fo:font-style="normal" fo:background-color="transparent" style:font-name-asian="ArialMT" style:font-style-asian="normal" style:font-name-complex="ArialMT" style:font-style-complex="normal"/>
    </style:style>
    <style:style style:name="T14" style:family="text">
      <style:text-properties fo:font-style="normal" fo:background-color="transparent" style:font-style-asian="normal" style:font-style-complex="normal"/>
    </style:style>
    <style:style style:name="T15" style:family="text">
      <style:text-properties fo:font-style="normal" fo:background-color="transparent" style:font-name-asian="Arial-BoldMT" style:font-style-asian="normal" style:font-name-complex="Arial-BoldMT" style:font-style-complex="normal"/>
    </style:style>
    <style:style style:name="T16" style:family="text">
      <style:text-properties fo:font-style="italic" style:font-style-asian="italic" style:font-name-complex="Arial"/>
    </style:style>
    <style:style style:name="T17" style:family="text">
      <style:text-properties fo:font-style="italic" fo:background-color="transparent" style:font-style-asian="italic" style:font-name-complex="Arial"/>
    </style:style>
    <style:style style:name="T18" style:family="text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normal" style:font-style-asian="italic" style:font-weight-asian="normal" style:font-name-complex="Arial" style:font-weight-complex="normal"/>
    </style:style>
    <style:style style:name="T20" style:family="text">
      <style:text-properties fo:font-style="italic" style:text-underline-style="none" fo:font-weight="bold" style:font-style-asian="italic" style:font-weight-asian="bold" style:font-name-complex="Arial" style:font-weight-complex="bold"/>
    </style:style>
    <style:style style:name="T21" style:family="text">
      <style:text-properties fo:language="it" fo:country="IT" style:font-name-complex="Arial"/>
    </style:style>
    <style:style style:name="T22" style:family="text">
      <style:text-properties fo:language="it" fo:country="IT" fo:font-weight="normal" style:font-weight-asian="normal" style:font-name-complex="Arial" style:font-weight-complex="normal"/>
    </style:style>
    <style:style style:name="T23" style:family="text">
      <style:text-properties fo:language="it" fo:country="IT" fo:font-weight="bold" style:font-weight-asian="bold" style:font-name-complex="Arial"/>
    </style:style>
    <style:style style:name="T24" style:family="text">
      <style:text-properties fo:language="it" fo:country="IT" fo:font-weight="bold" style:font-weight-asian="bold" style:font-name-complex="Arial" style:font-weight-complex="bold"/>
    </style:style>
    <style:style style:name="T25" style:family="text">
      <style:text-properties fo:language="it" fo:country="IT" fo:font-style="italic" style:font-style-asian="italic" style:font-name-complex="Arial"/>
    </style:style>
    <style:style style:name="T26" style:family="text">
      <style:text-properties style:font-name-asian="ArialMT" style:font-name-complex="ArialMT"/>
    </style:style>
    <style:style style:name="T27" style:family="text">
      <style:text-properties style:font-name="Times New Roman" fo:font-size="11pt" fo:font-style="normal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8" style:family="text">
      <style:text-properties style:font-name="Times New Roman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9" style:family="text">
      <style:text-properties style:font-name="Times New Roman" fo:font-size="11pt" fo:background-color="transparent" style:font-size-asian="11pt" style:font-size-complex="11pt"/>
    </style:style>
    <style:style style:name="T30" style:family="text">
      <style:text-properties style:font-name="Times New Roman" fo:font-size="11pt" fo:language="it" fo:country="IT" fo:font-weight="normal" style:font-size-asian="11pt" style:font-weight-asian="normal" style:font-name-complex="Arial" style:font-size-complex="11pt" style:font-weight-complex="normal"/>
    </style:style>
    <style:style style:name="T31" style:family="text">
      <style:text-properties style:font-name="Times New Roman" fo:font-size="11pt" fo:language="it" fo:country="IT" fo:font-weight="bold" style:font-size-asian="11pt" style:font-weight-asian="bold" style:font-name-complex="Arial" style:font-size-complex="11pt" style:font-weight-complex="bold"/>
    </style:style>
    <style:style style:name="T32" style:family="text">
      <style:text-properties style:font-name="Times New Roman" fo:font-size="11pt" fo:language="it" fo:country="I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3" style:family="text">
      <style:text-properties style:font-name="Times New Roman" fo:font-style="normal" fo:font-weight="normal" fo:background-color="transparent" style:font-name-asian="ArialMT" style:font-style-asian="normal" style:font-weight-asian="normal" style:font-name-complex="ArialMT" style:font-style-complex="normal" style:font-weight-complex="normal"/>
    </style:style>
    <style:style style:name="T34" style:family="text">
      <style:text-properties style:font-name="Times New Roman" fo:font-style="normal" fo:font-weight="bold" fo:background-color="transparent" style:font-name-asian="Arial-BoldMT" style:font-style-asian="normal" style:font-weight-asian="bold" style:font-name-complex="Arial-BoldMT" style:font-style-complex="normal" style:font-weight-complex="bold"/>
    </style:style>
    <style:style style:name="T35" style:family="text">
      <style:text-properties fo:background-color="transparent" style:font-name-asian="Arial-BoldMT"/>
    </style:style>
    <style:style style:name="T36" style:family="text">
      <style:text-properties style:font-name-asian="Arial-BoldMT"/>
    </style:style>
    <style:style style:name="T37" style:family="text">
      <style:text-properties fo:color="#000000" style:font-name="Times New Roman" fo:font-style="normal" fo:font-weight="normal" fo:background-color="transparent" style:font-name-asian="Arial2" style:font-style-asian="normal" style:font-weight-asian="normal" style:font-name-complex="Arial" style:font-style-complex="normal" style:font-weight-complex="normal"/>
    </style:style>
    <style:style style:name="T38" style:family="text">
      <style:text-properties fo:color="#000000" style:font-name="Times New Roman" fo:font-style="normal" fo:font-weight="bold" fo:background-color="transparent" style:font-name-asian="Arial2" style:font-style-asian="normal" style:font-weight-asian="bold" style:font-name-complex="Arial" style:font-style-complex="normal" style:font-weight-complex="bold"/>
    </style:style>
    <style:style style:name="T39" style:family="text">
      <style:text-properties fo:font-size="10pt" fo:font-style="italic" fo:background-color="transparent" style:font-name-asian="Arial-BoldItalicMT" style:font-size-asian="10pt" style:font-style-asian="italic" style:font-name-complex="Arial-BoldItalicMT" style:font-size-complex="10pt" style:font-style-complex="italic"/>
    </style:style>
    <style:style style:name="T40" style:family="text">
      <style:text-properties fo:font-size="10pt" fo:font-style="italic" style:font-name-asian="Arial-BoldItalicMT" style:font-size-asian="10pt" style:font-style-asian="italic" style:font-name-complex="Arial-BoldItalicMT" style:font-size-complex="10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Modulo" form:apply-filter="true" form:command-type="table" form:control-implementation="ooo:com.sun.star.form.component.Form" office:target-frame="" xlink:href="" xlink:type="simple">
          <form:button form:name="1" form:control-implementation="ooo:com.sun.star.form.component.CommandButton" xml:id="control1" form:id="control1" form:label="RESET" form:printable="false" form:tab-index="1" form:button-type="rese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checkbox form:name="Casella di controllo 1" form:control-implementation="ooo:com.sun.star.form.component.CheckBox" xml:id="control2" form:id="control2" form:label="Casella di controllo" form:tab-index="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5" form:control-implementation="ooo:com.sun.star.form.component.TextField" xml:id="control3" form:id="control3" form:tab-index="5" form:max-length="47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serire Cognome e Nome"/>
            </form:properties>
          </form:text>
          <form:text form:name="7" form:control-implementation="ooo:com.sun.star.form.component.TextField" xml:id="control4" form:id="control4" form:tab-index="7" form:max-length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0" form:control-implementation="ooo:com.sun.star.form.component.TextField" xml:id="control5" form:id="control5" form:tab-index="10" form:max-length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2" form:control-implementation="ooo:com.sun.star.form.component.TextField" xml:id="control6" form:id="control6" form:tab-index="12" form:max-length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5" form:control-implementation="ooo:com.sun.star.form.component.TextField" xml:id="control7" form:id="control7" form:tab-index="15" form:max-length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0" form:control-implementation="ooo:com.sun.star.form.component.TextField" xml:id="control8" form:id="control8" form:tab-index="20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asella di controllo 2" form:control-implementation="ooo:com.sun.star.form.component.CheckBox" xml:id="control9" form:id="control9" form:label="Casella di controllo" form:tab-index="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40" form:control-implementation="ooo:com.sun.star.form.component.TextField" xml:id="control10" form:id="control10" form:tab-index="40" form:max-length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5" form:control-implementation="ooo:com.sun.star.form.component.TextField" xml:id="control11" form:id="control11" form:tab-index="45" form:max-length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0" form:control-implementation="ooo:com.sun.star.form.component.TextField" xml:id="control12" form:id="control12" form:tab-index="50" form:max-length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70" form:control-implementation="ooo:com.sun.star.form.component.TextField" xml:id="control13" form:id="control13" form:tab-index="70" form:max-length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60" form:control-implementation="ooo:com.sun.star.form.component.TextField" xml:id="control14" form:id="control14" form:tab-index="60" form:max-length="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80" form:control-implementation="ooo:com.sun.star.form.component.TextField" xml:id="control15" form:id="control15" form:tab-index="80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asella di controllo 3" form:control-implementation="ooo:com.sun.star.form.component.CheckBox" xml:id="control16" form:id="control16" form:label="Casella di controllo" form:tab-index="9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7" form:id="control17" form:label="Casella di controllo" form:tab-index="10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8" form:id="control18" form:label="Casella di controllo" form:tab-index="10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9" form:id="control19" form:label="Casella di controllo" form:tab-index="1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120" form:control-implementation="ooo:com.sun.star.form.component.TextField" xml:id="control20" form:id="control20" form:tab-index="120" form:max-length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asella di controllo 1" form:control-implementation="ooo:com.sun.star.form.component.CheckBox" xml:id="control21" form:id="control21" form:label="Casella di controllo" form:tab-index="13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140" form:control-implementation="ooo:com.sun.star.form.component.TextField" xml:id="control22" form:id="control22" form:tab-index="140" form:max-length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50" form:control-implementation="ooo:com.sun.star.form.component.TextField" xml:id="control23" form:id="control23" form:tab-index="150" form:max-length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60" form:control-implementation="ooo:com.sun.star.form.component.TextField" xml:id="control24" form:id="control24" form:tab-index="160" form:max-length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Campo di testo 1" form:control-implementation="ooo:com.sun.star.form.component.TextField" xml:id="control25" form:id="control25" form:tab-index="170" form:max-length="300" form:current-value="Max 300 caratteri" form:value="Max 300 caratteri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190" form:control-implementation="ooo:com.sun.star.form.component.TextField" xml:id="control26" form:id="control26" form:tab-index="190" form:max-length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00" form:control-implementation="ooo:com.sun.star.form.component.TextField" xml:id="control27" form:id="control27" form:tab-index="200" form:max-length="47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serire Cognome e Nome"/>
            </form:properties>
          </form:text>
          <form:text form:name="200" form:control-implementation="ooo:com.sun.star.form.component.TextField" xml:id="control28" form:id="control28" form:tab-index="200" form:max-length="47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serire Cognome e Nome"/>
            </form:properties>
          </form:text>
          <form:checkbox form:name="Casella di controllo 1" form:control-implementation="ooo:com.sun.star.form.component.CheckBox" xml:id="control29" form:id="control29" form:label="Casella di controllo" form:tab-index="2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220" form:control-implementation="ooo:com.sun.star.form.component.TextField" xml:id="control30" form:id="control30" form:tab-index="220" form:max-length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25" form:control-implementation="ooo:com.sun.star.form.component.TextField" xml:id="control31" form:id="control31" form:tab-index="225" form:max-length="47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serire Cognome e Nome"/>
            </form:properties>
          </form:text>
          <form:text form:name="230" form:control-implementation="ooo:com.sun.star.form.component.TextField" xml:id="control32" form:id="control32" form:tab-index="230" form:max-length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asella di controllo 1" form:control-implementation="ooo:com.sun.star.form.component.CheckBox" xml:id="control33" form:id="control33" form:label="Casella di controllo" form:tab-index="2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4" form:id="control34" form:label="Casella di controllo" form:tab-index="2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5" form:id="control35" form:label="Casella di controllo" form:tab-index="25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6" form:id="control36" form:label="Casella di controllo" form:tab-index="26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7" form:id="control37" form:label="Casella di controllo" form:tab-index="26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8" form:id="control38" form:label="Casella di controllo" form:tab-index="27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270" form:control-implementation="ooo:com.sun.star.form.component.TextField" xml:id="control39" form:id="control39" form:tab-index="270" form:max-length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80" form:control-implementation="ooo:com.sun.star.form.component.TextField" xml:id="control40" form:id="control40" form:tab-index="280" form:max-length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Campo di testo 1" form:control-implementation="ooo:com.sun.star.form.component.TextField" xml:id="control41" form:id="control41" form:tab-index="180" form:max-length="300" form:current-value="Max 300 caratteri" form:value="Max 300 caratteri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290" form:control-implementation="ooo:com.sun.star.form.component.CheckBox" xml:id="control42" form:id="control42" form:tab-index="29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300" form:control-implementation="ooo:com.sun.star.form.component.TextField" xml:id="control43" form:id="control43" form:tab-index="300" form:max-length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30" form:control-implementation="ooo:com.sun.star.form.component.TextField" xml:id="control44" form:id="control44" form:tab-index="30" form:max-length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90" form:control-implementation="ooo:com.sun.star.form.component.TextField" xml:id="control45" form:id="control45" form:tab-index="90" form:max-length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asella di controllo 1" form:control-implementation="ooo:com.sun.star.form.component.CheckBox" xml:id="control46" form:id="control46" form:label="Casella di controllo" form:tab-index="1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285" form:control-implementation="ooo:com.sun.star.form.component.TextField" xml:id="control47" form:id="control47" form:tab-index="285" form:max-length="46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serire Cognome e Nome"/>
            </form:properties>
          </form:text>
          <form:text form:name="286" form:control-implementation="ooo:com.sun.star.form.component.TextField" xml:id="control48" form:id="control48" form:tab-index="286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40" svg:width="3.26cm" svg:height="0.6cm" svg:x="9.081cm" svg:y="2.007cm" draw:control="control1"/>
      <text:section text:style-name="Sect1" text:name="Sezione1">
        <text:section text:style-name="Sect1" text:name="Sezione2">
          <text:section text:style-name="Sect1" text:name="Sezione3">
            <text:section text:style-name="Sect1" text:name="Sezione4" text:protected="true" text:protection-key="zC7qP4kmJrfwlTSFYB9h89UsSkE=">
              <text:p text:style-name="P36">RICHIESTA EMISSIONE DI ORDINANZA PER PROVVEDIMENTI SUL TRAFFICO </text:p>
              <text:p text:style-name="P29">Al Comune di Trento</text:p>
              <text:p text:style-name="P30">Servizio Gestione Strade e Parchi - Ufficio Manutenzione aree demaniali (Strade)</text:p>
              <text:p text:style-name="P31"><text:span text:style-name="T28">via Brennero, 312 - 38121 Trento </text:span><text:span text:style-name="T27">E-mail: </text:span><text:a xlink:type="simple" xlink:href="mailto:gestionestradeparchi.comune.tn@cert.legalmail.it"><text:span text:style-name="T27">gestionestradeparchi.comune.tn@cert.legalmail.it</text:span></text:a></text:p>
              <text:p text:style-name="P14">DATI RICHIEDENTE</text:p>
              <text:p text:style-name="P17"><text:span text:style-name="T6"><draw:control text:anchor-type="as-char" draw:z-index="1" draw:style-name="gr2" draw:text-style-name="P41" svg:width="0.288cm" svg:height="0.586cm" draw:control="control2"/></text:span><text:span text:style-name="T6"> </text:span><text:span text:style-name="T5">Il sottoscritto </text:span><text:span text:style-name="T5"><draw:control text:anchor-type="as-char" svg:y="-0.489cm" draw:z-index="2" draw:style-name="gr3" draw:text-style-name="P42" svg:width="8.413cm" svg:height="0.701cm" draw:control="control3"/></text:span><text:span text:style-name="T5"> residente a </text:span><text:span text:style-name="T5"><draw:control text:anchor-type="as-char" draw:z-index="3" draw:style-name="gr4" draw:text-style-name="P43" svg:width="3.29cm" svg:height="0.701cm" draw:control="control4"/></text:span><text:span text:style-name="T5"> CAP </text:span><text:span text:style-name="T5"><draw:control text:anchor-type="as-char" draw:z-index="4" draw:style-name="gr4" draw:text-style-name="P43" svg:width="1.331cm" svg:height="0.701cm" draw:control="control5"/></text:span></text:p>
              <text:p text:style-name="P11">in via <draw:control text:anchor-type="as-char" svg:y="-0.489cm" draw:z-index="5" draw:style-name="gr3" draw:text-style-name="P42" svg:width="11.364cm" svg:height="0.701cm" draw:control="control6"/> codice fiscale <draw:control text:anchor-type="as-char" draw:z-index="6" draw:style-name="gr4" draw:text-style-name="P43" svg:width="3.834cm" svg:height="0.701cm" draw:control="control7"/></text:p>
              <text:p text:style-name="P9"><text:span text:style-name="T5">Telefono</text:span><text:span text:style-name="T6"> </text:span><text:span text:style-name="T6"><draw:control text:anchor-type="as-char" draw:z-index="7" draw:style-name="gr4" draw:text-style-name="P43" svg:width="3.947cm" svg:height="0.701cm" draw:control="control8"/></text:span><text:span text:style-name="T6"> </text:span><text:span text:style-name="T5">Mail/PEC </text:span><text:span text:style-name="T6"><draw:control text:anchor-type="as-char" svg:y="-0.49cm" draw:z-index="43" draw:style-name="gr3" draw:text-style-name="P42" svg:width="9.907cm" svg:height="0.701cm" draw:control="control44"/></text:span></text:p>
              <text:p text:style-name="P9"><text:span text:style-name="T6"><draw:control text:anchor-type="as-char" draw:z-index="8" draw:style-name="gr2" draw:text-style-name="P41" svg:width="0.288cm" svg:height="0.586cm" draw:control="control9"/></text:span><text:span text:style-name="T6"> </text:span><text:span text:style-name="T5">L’impresa </text:span><text:span text:style-name="T5"><draw:control text:anchor-type="as-char" svg:y="-0.489cm" draw:z-index="9" draw:style-name="gr3" draw:text-style-name="P42" svg:width="9.836cm" svg:height="0.701cm" draw:control="control10"/></text:span><text:span text:style-name="T5"> con sede a </text:span><text:span text:style-name="T5"><draw:control text:anchor-type="as-char" svg:y="-0.489cm" draw:z-index="10" draw:style-name="gr3" draw:text-style-name="P42" svg:width="2.941cm" svg:height="0.701cm" draw:control="control11"/></text:span><text:span text:style-name="T5"> CAP </text:span><text:span text:style-name="T5"><draw:control text:anchor-type="as-char" draw:z-index="11" draw:style-name="gr4" draw:text-style-name="P43" svg:width="1.331cm" svg:height="0.701cm" draw:control="control12"/></text:span><text:span text:style-name="T5"> </text:span></text:p>
              <text:p text:style-name="P9"><text:span text:style-name="T26">in via </text:span><text:span text:style-name="T26"><draw:control text:anchor-type="as-char" svg:y="-0.489cm" draw:z-index="13" draw:style-name="gr3" draw:text-style-name="P43" svg:width="11.522cm" svg:height="0.701cm" draw:control="control14"/></text:span><text:span text:style-name="T26"> partita IVA</text:span><text:span text:style-name="T6"> </text:span><text:span text:style-name="T6"><draw:control text:anchor-type="as-char" draw:z-index="12" draw:style-name="gr4" draw:text-style-name="P43" svg:width="4.141cm" svg:height="0.701cm" draw:control="control13"/></text:span></text:p>
              <text:p text:style-name="P9"><text:span text:style-name="T5">Telefono</text:span><text:span text:style-name="T6"> </text:span><text:span text:style-name="T6"><draw:control text:anchor-type="as-char" draw:z-index="14" draw:style-name="gr4" draw:text-style-name="P43" svg:width="3.959cm" svg:height="0.701cm" draw:control="control15"/></text:span><text:span text:style-name="T6"> </text:span><text:span text:style-name="T5">Mail/PEC </text:span><text:span text:style-name="T6"><draw:control text:anchor-type="as-char" svg:y="-0.489cm" draw:z-index="44" draw:style-name="gr3" draw:text-style-name="P42" svg:width="9.833cm" svg:height="0.701cm" draw:control="control45"/></text:span></text:p>
              <text:p text:style-name="P13"><text:span text:style-name="T2">DATI ORDINANZA: <text:s/></text:span><text:span text:style-name="T33">Chiede </text:span><text:span text:style-name="T34">l’emissione di un’ordinanza </text:span><text:span text:style-name="T33">per l’istituzione di:</text:span></text:p>
              <text:p text:style-name="P2"><draw:control text:anchor-type="as-char" draw:z-index="15" draw:style-name="gr2" draw:text-style-name="P41" svg:width="0.288cm" svg:height="0.586cm" draw:control="control16"/> divieto di transito<text:tab/><text:tab/><text:tab/> <draw:control text:anchor-type="as-char" draw:z-index="16" draw:style-name="gr2" draw:text-style-name="P41" svg:width="0.288cm" svg:height="0.586cm" draw:control="control17"/> divieto di sosta e di fermata<text:tab/><text:tab/> <draw:control text:anchor-type="as-char" draw:z-index="17" draw:style-name="gr2" draw:text-style-name="P41" svg:width="0.288cm" svg:height="0.586cm" draw:control="control18"/> divieto di transito pedonale</text:p>
              <text:p text:style-name="P9"><text:span text:style-name="T1"><draw:control text:anchor-type="as-char" draw:z-index="18" draw:style-name="gr2" draw:text-style-name="P41" svg:width="0.288cm" svg:height="0.586cm" draw:control="control19"/></text:span><text:span text:style-name="T1"> restringimento carreggiata </text:span><text:span text:style-name="T1"><draw:control text:anchor-type="as-char" draw:z-index="45" draw:style-name="gr2" draw:text-style-name="P41" svg:width="0.288cm" svg:height="0.586cm" draw:control="control46"/></text:span><text:span text:style-name="T1"> senso unico alternato regolato da</text:span><text:span text:style-name="T7"> </text:span><text:span text:style-name="T7"><draw:control text:anchor-type="as-char" draw:z-index="19" draw:style-name="gr4" draw:text-style-name="P43" svg:width="8.049cm" svg:height="0.701cm" draw:control="control20"/></text:span></text:p>
              <text:p text:style-name="P8"><text:span text:style-name="T4"><draw:control text:anchor-type="as-char" draw:z-index="20" draw:style-name="gr2" draw:text-style-name="P41" svg:width="0.288cm" svg:height="0.586cm" draw:control="control21"/></text:span><text:span text:style-name="T4"> </text:span><text:span text:style-name="T9">altro</text:span><text:span text:style-name="T4"> </text:span><text:span text:style-name="T4"><draw:control text:anchor-type="as-char" draw:z-index="21" draw:style-name="gr4" draw:text-style-name="P43" svg:width="17.684cm" svg:height="0.701cm" draw:control="control22"/></text:span></text:p>
              <text:p text:style-name="P10"><text:span text:style-name="T3">a </text:span><text:span text:style-name="T3"><draw:control text:anchor-type="as-char" draw:z-index="22" draw:style-name="gr4" draw:text-style-name="P43" svg:width="5.374cm" svg:height="0.701cm" draw:control="control23"/></text:span><text:span text:style-name="T3"> in via/vicolo/piazza </text:span><text:span text:style-name="T3"><draw:control text:anchor-type="as-char" draw:z-index="23" draw:style-name="gr4" draw:text-style-name="P43" svg:width="9.974cm" svg:height="0.701cm" draw:control="control24"/></text:span></text:p>
              <text:p text:style-name="P12">in prossimità di (n. civico) o nel tratto stradale (da…a…)</text:p>
              <text:p text:style-name="P9"><text:span text:style-name="T6"><draw:control text:anchor-type="as-char" draw:z-index="24" draw:style-name="gr4" draw:text-style-name="P44" svg:width="18.913cm" svg:height="1.636cm" draw:control="control25"/></text:span><text:span text:style-name="T5">per poter effettuare</text:span></text:p>
              <text:p text:style-name="P1"><draw:control text:anchor-type="as-char" draw:z-index="40" draw:style-name="gr4" draw:text-style-name="P44" svg:width="18.913cm" svg:height="1.636cm" draw:control="control41"/></text:p>
              <text:p text:style-name="P22"><text:span text:style-name="T3">per la durata dei lavori previsti in giorni </text:span><text:span text:style-name="T3"><draw:control text:anchor-type="as-char" draw:z-index="25" draw:style-name="gr4" draw:text-style-name="P43" svg:width="1.638cm" svg:height="0.701cm" draw:control="control26"/></text:span><text:span text:style-name="T3"> da eseguirsi nel periodo dal </text:span><text:span text:style-name="T3"><draw:control text:anchor-type="as-char" svg:y="-0.489cm" draw:z-index="26" draw:style-name="gr3" draw:text-style-name="P42" svg:width="3.082cm" svg:height="0.701cm" draw:control="control27"/></text:span><text:span text:style-name="T3"> al </text:span><text:span text:style-name="T3"><draw:control text:anchor-type="as-char" svg:y="-0.489cm" draw:z-index="27" draw:style-name="gr3" draw:text-style-name="P42" svg:width="2.941cm" svg:height="0.701cm" draw:control="control28"/></text:span></text:p>
              <text:p text:style-name="P19"><text:span text:style-name="T18">Per lavori di interesse comunale: </text:span><text:span text:style-name="T4"><draw:control text:anchor-type="as-char" draw:z-index="28" draw:style-name="gr2" draw:text-style-name="P41" svg:width="0.288cm" svg:height="0.586cm" draw:control="control29"/></text:span><text:span text:style-name="T4"> </text:span><text:span text:style-name="T5">per conto del Servizio</text:span><text:span text:style-name="T6"> </text:span><text:span text:style-name="T6"><draw:control text:anchor-type="as-char" svg:y="-0.489cm" draw:z-index="29" draw:style-name="gr3" draw:text-style-name="P42" svg:width="9.663cm" svg:height="0.701cm" draw:control="control30"/></text:span><text:span text:style-name="T6"> </text:span></text:p>
              <text:p text:style-name="P18"><text:span text:style-name="T3">tecnico referente<text:tab/> </text:span><text:span text:style-name="T3"><draw:control text:anchor-type="as-char" svg:y="-0.489cm" draw:z-index="30" draw:style-name="gr3" draw:text-style-name="P42" svg:width="9.626cm" svg:height="0.701cm" draw:control="control31"/></text:span><text:span text:style-name="T3"> telefono </text:span><text:span text:style-name="T8"><draw:control text:anchor-type="as-char" svg:y="-0.489cm" draw:z-index="31" draw:style-name="gr3" draw:text-style-name="P42" svg:width="3.984cm" svg:height="0.701cm" draw:control="control32"/></text:span></text:p>
              <text:p text:style-name="P16">ALLEGATI DA PRESENTARE ALL'ATTO DELLA DOMANDA:</text:p>
              <text:p text:style-name="P7"><text:span text:style-name="T14"><draw:control text:anchor-type="as-char" draw:z-index="32" draw:style-name="gr2" draw:text-style-name="P41" svg:width="0.288cm" svg:height="0.586cm" draw:control="control33"/></text:span><text:span text:style-name="T14"> </text:span><text:span text:style-name="T15">n. 1 estratto mappa e/o planimetria </text:span><text:span text:style-name="T14">con punto d’intervento evidenziato</text:span></text:p>
              <text:p text:style-name="P4"><text:span text:style-name="T13"><draw:control text:anchor-type="as-char" draw:z-index="33" draw:style-name="gr2" draw:text-style-name="P41" svg:width="0.288cm" svg:height="0.586cm" draw:control="control34"/></text:span><text:span text:style-name="T13"> </text:span><text:span text:style-name="T14">n. 1 elenco vie e numeri civici </text:span><text:span text:style-name="T13">nel caso di provvedimenti su più strade</text:span></text:p>
              <text:p text:style-name="P4"><text:span text:style-name="T13"><draw:control text:anchor-type="as-char" draw:z-index="34" draw:style-name="gr2" draw:text-style-name="P41" svg:width="0.288cm" svg:height="0.586cm" draw:control="control35"/></text:span><text:span text:style-name="T13"> </text:span><text:span text:style-name="T8">solo in caso di modifica alla viabilità</text:span><text:span text:style-name="T13">: </text:span><text:span text:style-name="T14">n. 1 planimetria </text:span><text:span text:style-name="T13">con indicati i possibili percorsi alternativi (max formato A3) </text:span></text:p>
              <text:p text:style-name="P6"><text:soft-page-break/><text:span text:style-name="T13"><draw:control text:anchor-type="as-char" draw:z-index="35" draw:style-name="gr2" draw:text-style-name="P41" svg:width="0.288cm" svg:height="0.586cm" draw:control="control36"/></text:span><text:span text:style-name="T13"> </text:span><text:span text:style-name="T10">documento di identità in corso di validità del dichiarante </text:span></text:p>
              <text:p text:style-name="P6"><text:span text:style-name="T39">N.B. Il mancato conferimento della documentazione sopraccitata comporta l’impossibilità di dar corso alla </text:span><text:span text:style-name="T40">procedura di Suo interesse</text:span><text:span text:style-name="T13"> </text:span></text:p>
              <text:p text:style-name="P32"/>
              <text:p text:style-name="P3"><text:span text:style-name="T14">Il sottoscritto autorizza l’Amministrazione Comunale a trasmettere l’atto tramite uno dei seguenti </text:span>metodi:</text:p>
              <text:p text:style-name="P3"><text:span text:style-name="T13"><draw:control text:anchor-type="as-char" draw:z-index="36" draw:style-name="gr2" draw:text-style-name="P41" svg:width="0.288cm" svg:height="0.586cm" draw:control="control37"/></text:span><text:span text:style-name="T13"> </text:span><text:span text:style-name="T14">posta CERTIFICATA </text:span><text:span text:style-name="T13"><draw:control text:anchor-type="as-char" svg:y="-0.489cm" draw:z-index="38" draw:style-name="gr3" draw:text-style-name="P42" svg:width="10.193cm" svg:height="0.701cm" draw:control="control39"/></text:span></text:p>
              <text:p text:style-name="P5"><text:span text:style-name="T11"><draw:control text:anchor-type="as-char" draw:z-index="37" draw:style-name="gr2" draw:text-style-name="P41" svg:width="0.288cm" svg:height="0.586cm" draw:control="control38"/></text:span><text:span text:style-name="T11"> </text:span><text:span text:style-name="T8">e-mail<text:tab/><text:tab/></text:span><text:span text:style-name="T11"> </text:span><text:span text:style-name="T13"><draw:control text:anchor-type="as-char" svg:y="-0.489cm" draw:z-index="39" draw:style-name="gr3" draw:text-style-name="P42" svg:width="10.258cm" svg:height="0.701cm" draw:control="control40"/></text:span></text:p>
              <text:p text:style-name="P13"><text:span text:style-name="T2">Referente:</text:span><text:span text:style-name="T37"> </text:span><text:span text:style-name="T38"><draw:control text:anchor-type="as-char" svg:y="-0.489cm" draw:z-index="46" draw:style-name="gr3" draw:text-style-name="P42" svg:width="9.332cm" svg:height="0.701cm" draw:control="control47"/></text:span><text:span text:style-name="T37"> </text:span><text:span text:style-name="T38">Telefono</text:span><text:span text:style-name="T37"> </text:span><text:span text:style-name="T38"><draw:control text:anchor-type="as-char" svg:y="-0.489cm" draw:z-index="47" draw:style-name="gr3" draw:text-style-name="P43" svg:width="6.056cm" svg:height="0.701cm" draw:control="control48"/></text:span></text:p>
              <text:p text:style-name="P28"><text:span text:style-name="T12"><draw:control text:anchor-type="as-char" draw:z-index="41" draw:style-name="gr2" draw:text-style-name="P45" svg:width="0.5cm" svg:height="0.5cm" draw:control="control42"/></text:span><text:span text:style-name="T12"> Dichiara di aver preso visione dell'informativa ai sensi dell’art. 13 del Decreto Legislativo 196/2003.</text:span></text:p>
              <text:p text:style-name="P23"><text:span text:style-name="T35">Trento, il </text:span><text:span text:style-name="T35"><draw:control text:anchor-type="as-char" svg:y="-0.489cm" draw:z-index="42" draw:style-name="gr3" draw:text-style-name="P42" svg:width="3.645cm" svg:height="0.701cm" draw:control="control43"/></text:span><text:span text:style-name="T35"> <text:tab/><text:tab/><text:tab/><text:tab/><text:tab/></text:span><text:span text:style-name="T36">Firma</text:span><text:span text:style-name="T35">__________________________________</text:span></text:p>
              <text:p text:style-name="P15"><text:span text:style-name="T16">Ai sensi dell’art. 38 D.P.R. 445 del 28/12/2000 la richiesta è sottoscritta dall’interessato in presenza del dipendente addetto ovvero sottoscritta e inviata </text:span><text:span text:style-name="T16">unitamente</text:span><text:span text:style-name="T16"> a </text:span><text:span text:style-name="T19">copia fotostatica non autenticata di un documento d’identità</text:span><text:span text:style-name="T20"> </text:span><text:span text:style-name="T16">del </text:span><text:span text:style-name="T17">sottoscrittore, all’ufficio competente, tramite un incaricato, oppure a mezzo posta.</text:span></text:p>
              <text:p text:style-name="P33"/>
              <text:p text:style-name="P21"><text:span text:style-name="Strong_20_Emphasis"><text:span text:style-name="T29">Quanto costa </text:span></text:span></text:p>
              <text:list xml:id="list9177573464523926822" text:style-name="L1">
                <text:list-item>
                  <text:p text:style-name="P34">€ 28,00 spese di istruttoria per provvedimenti di durata giornaliera </text:p>
                </text:list-item>
                <text:list-item>
                  <text:p text:style-name="P34">€ 48,50 spese di istruttoria per provvedimenti di durata superiore a giorni 1 </text:p>
                </text:list-item>
              </text:list>
              <text:p text:style-name="P20">I suddetti versamenti possono essere effettuati:</text:p>
              <text:list xml:id="list8392126093074499837" text:style-name="L2">
                <text:list-item>
                  <text:p text:style-name="P35"><text:span text:style-name="T2">tramite POS (Bancomat) </text:span>presso la Cassa, piano terra, Servizio Attività Edilizia, via Brennero n. 312, 38121 Trento, con il seguente orario: lunedì, martedì, mercoledì, venerdì: 8.30-12.00 giovedì 8.00-16.00 </text:p>
                </text:list-item>
                <text:list-item>
                  <text:p text:style-name="P35"><text:span text:style-name="T2">in contanti o bonifico bancario tramite la Tesoreria Comunale</text:span> (Unicredit Spa via Galilei n. 1 Trento o presso qualsiasi filiale), indicando la <text:span text:style-name="T2">causale "Ordinanza traffico Servizio 27" codice IBAN IT 73I 02008 01820 000001202801 </text:span></text:p>
                </text:list-item>
              </text:list>
              <text:p text:style-name="P27"><text:span text:style-name="T30">La presente richiesta può anche essere inoltrata, completa di tutti gli allegati richiesti (</text:span><text:span text:style-name="T31">in formato pdf</text:span><text:span text:style-name="T30">), copia del versamento e copia di un documento d’identità, al seguente indirizzo: </text:span><text:a xlink:type="simple" xlink:href="mailto:gestionestradeparchi.comune.tn@cert.legalmail.it"><text:span text:style-name="T32">gestionestradeparchi.comune.tn@cert.legalmail.it</text:span></text:a></text:p>
              <text:p text:style-name="P26"/>
              <text:p text:style-name="P24">Informativa sul trattamento dei dati personali</text:p>
              <text:p text:style-name="P25"/>
              <text:p text:style-name="P25">Ai sensi dell'art. 13 del decreto legislativo 30 giugno 2003 n. 196, “Codice in materia di protezione dei dati personali”, si informa che:</text:p>
              <text:list xml:id="list2292932637969969508" text:style-name="WW8Num1">
                <text:list-item>
                  <text:p text:style-name="P37">i dati vengono raccolti e trattati ai fini del rilascio/rinnovo delle concessioni;</text:p>
                </text:list-item>
                <text:list-item>
                  <text:p text:style-name="P37">i dati vengono trattati con sistemi informatici e/o manuali, attraverso procedure adeguate a garantirne la sicurezza e la riservatezza degli stessi;</text:p>
                </text:list-item>
                <text:list-item>
                  <text:p text:style-name="P39"><text:span text:style-name="T22">il conferimento dei dati</text:span><text:span text:style-name="T23"> </text:span><text:span text:style-name="T21">ha natura obbligatoria ai fini del rilascio/rinnovo delle concessioni. </text:span><text:span text:style-name="T22">Non fornire i dati comporta l'impossibilità di dare riscontro alle richieste medesime</text:span><text:span text:style-name="T21">;</text:span></text:p>
                </text:list-item>
                <text:list-item>
                  <text:p text:style-name="P39"><text:span text:style-name="T22">i dati possono essere comunicati</text:span><text:span text:style-name="T23"> </text:span><text:span text:style-name="T21">ai soggetti che, secondo le norme di legge o di regolamento, sono tenuti a conoscerli o possono conoscerli, per gli adempimenti di competenza, nonché ai soggetti che sono titolari del diritto di accesso</text:span><text:span text:style-name="T25">;</text:span></text:p>
                </text:list-item>
                <text:list-item>
                  <text:p text:style-name="P39"><text:span text:style-name="T22">i dati possono essere conosciuti</text:span><text:span text:style-name="T24"> </text:span><text:span text:style-name="T21">dal responsabile e dagli incaricati dei Servizi destinati dell'atto e del Servizio Gestione Strade e Parchi;</text:span></text:p>
                </text:list-item>
                <text:list-item>
                  <text:p text:style-name="P38">ai sensi dell'art. 7 del d.lgs. 196/2003, l'interessato ha diritto di : </text:p>
                  <text:p text:style-name="P39"><text:span text:style-name="T22">- </text:span><text:span text:style-name="T21">richiedere la conferma dell'esistenza o meno dei dati che lo riguardano; </text:span></text:p>
                  <text:p text:style-name="P37">- ottenere la loro comunicazione in forma intelligibile; </text:p>
                  <text:p text:style-name="P37">- richiedere di conoscere l’origine dei dati personali, le finalità e modalità del trattamento, la logica applicata se il trattamento è effettuato con l’ausilio di strumenti elettronici; </text:p>
                  <text:p text:style-name="P37">- ottenere la cancellazione, la trasformazione in forma anonima o il blocco dei dati trattati in violazione di legge; </text:p>
                  <text:p text:style-name="P37">- aggiornare, correggere o integrare i dati che lo riguardano; </text:p>
                  <text:p text:style-name="P38">- opporsi, per motivi legittimi, al trattamento dei dati;</text:p>
                </text:list-item>
                <text:list-item>
                  <text:p text:style-name="P39"><text:span text:style-name="T22">Titolare del trattamento dei dati è il Comune di Trento</text:span><text:span text:style-name="T21">;</text:span></text:p>
                </text:list-item>
                <text:list-item>
                  <text:p text:style-name="P39"><text:span text:style-name="T22">Responsabile del trattamento è il </text:span><text:span text:style-name="T21">Dirigente del Servizio Gestione Strade e Parchi</text:span><text:span text:style-name="T21">;</text:span></text:p>
                </text:list-item>
                <text:list-item>
                  <text:p text:style-name="P38">Responsabile designato per l'esercizio dei diritti dell'interessato è il Segretario generale.</text:p>
                </text:list-item>
              </text:list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Arial-BoldMT" svg:font-family="Arial-BoldMT"/>
    <style:font-face style:name="Mangal1" svg:font-family="Mangal"/>
    <style:font-face style:name="OpenSymbol" svg:font-family="OpenSymbol"/>
    <style:font-face style:name="Times Regular" svg:font-family="'Times Regular'" style:font-family-generic="roman"/>
    <style:font-face style:name="Arial-BoldItalicMT" svg:font-family="Arial-BoldItalicMT" style:font-family-generic="script"/>
    <style:font-face style:name="Arial2" svg:font-family="Arial, Arial" style:font-family-generic="swiss"/>
    <style:font-face style:name="ArialMT" svg:font-family="ArialMT" style:font-family-generic="swiss"/>
    <style:font-face style:name="Tahoma1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Tahoma" svg:font-family="Tahoma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fo:font-weight="bold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mniPage_20__23_1" style:display-name="OmniPage #1" style:family="paragraph" style:parent-style-name="Standard">
      <style:paragraph-properties fo:line-height="0.459cm"/>
      <style:text-properties fo:font-size="10pt" fo:language="en" fo:country="US" style:font-size-asian="10pt" style:font-size-complex="10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_5b_Paragrafo_20_base_5d_" style:display-name="[Paragrafo base]" style:family="paragraph" style:parent-style-name="Standard">
      <style:paragraph-properties fo:line-height="120%" style:text-autospace="none" style:vertical-align="middle"/>
      <style:text-properties fo:color="#000000" style:font-name="Times Regular" style:font-name-complex="Times Regular"/>
    </style:style>
    <style:style style:name="OmniPage_20__23_2" style:display-name="OmniPage #2" style:family="paragraph" style:parent-style-name="Standard">
      <style:paragraph-properties fo:line-height="0.494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0" style:family="text">
      <style:text-properties style:font-name="Wingdings" fo:font-size="11pt" style:font-size-asian="11pt"/>
    </style:style>
    <style:style style:name="WW8Num8z0" style:family="text">
      <style:text-properties style:font-name="Wingdings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01cm" fo:margin-left="0cm" fo:margin-right="0cm" fo:margin-bottom="2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Modulo 2701</text:p>
      </style:header>
      <style:footer>
        <text:p text:style-name="Footer">Pagina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Modulo 2701</text:p>
      </style:header>
      <style:footer>
        <text:p text:style-name="Footer">Pagina <text:page-number text:select-page="current">1</text:page-number> di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0T15:45:43.53</meta:creation-date>
    <dc:date>2017-10-17T11:27:47.32</dc:date>
    <meta:editing-duration>PT22H35M17S</meta:editing-duration>
    <meta:editing-cycles>136</meta:editing-cycles>
    <meta:generator>OpenOffice.org/3.4.1$Win32 OpenOffice.org_project/341m1$Build-9593</meta:generator>
    <meta:print-date>2017-10-16T16:09:55.97</meta:print-date>
    <meta:printed-by>Francesca Merler</meta:printed-by>
    <dc:creator>Barbara Erlingher</dc:creator>
    <meta:document-statistic meta:table-count="0" meta:image-count="0" meta:object-count="0" meta:page-count="2" meta:paragraph-count="63" meta:word-count="709" meta:character-count="4877"/>
  </office:meta>
</office:document-meta>
</file>